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line-through-style="solid" style:text-position="0% 100%"/>
    </style:style>
    <style:style style:name="T6" style:family="text">
      <style:text-properties style:text-line-through-style="solid" style:text-position="0% 100%" style:text-underline-style="none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pril 1891</text:p>
      <text:p text:style-name="P2">Month<text:tab/><text:tab/><text:tab/><text:tab/><text:tab/><text:tab/>April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Religions--Comparative studies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text:line-break/></text:p>
      <text:p text:style-name="P5">[Letterhead]</text:p>
      <text:p text:style-name="P5">S. MORAIS,/</text:p>
      <text:p text:style-name="P5">546 N. Fifth St./</text:p>
      <text:p text:style-name="P6">Philadelphia,/</text:p>
      <text:p text:style-name="P6"/>
      <text:p text:style-name="P5">[Front Cover]</text:p>
      <text:p text:style-name="P5">[Note: The number "157" is written in pencil and circled in the top right corner of the page.]</text:p>
      <text:p text:style-name="P6">April 91/</text:p>
      <text:p text:style-name="P7">Judaism stands on the defensive/</text:p>
      <text:p text:style-name="P7"/>
      <text:p text:style-name="P5">[Page 1]</text:p>
      <text:p text:style-name="P5">Last Sabbath we read an additional portion from the/ Pentateuch, indicative of the approaching Hebrew/ month, on the fifteenth of which Israelites celebrate/ the Passover. <text:s/>That historic holiday, occurred last/ year almost three weeks sooner than the forthcoming/ one; that is, on the fifth of April. <text:s/>For, I scarcely need/ say that it can happen as early as the 26<text:span text:style-name="T2">th</text:span><text:span text:style-name="T3"> of March,/ although not later than the 24</text:span><text:span text:style-name="T2">th</text:span><text:span text:style-name="T3"> of April./ <text:s/>But as generally Passover and Easter come together,/ or very close to each other,--for the latter was origin-/-ally intended to </text:span><text:span text:style-name="T5">copy</text:span><text:span text:style-name="T7"> figuratively symbolically reproduce the former, substituting church </text:span><text:span text:style-name="T5">sym-</text:span><text:span text:style-name="T7"> sym/ </text:span><text:span text:style-name="T5">-bols</text:span><text:span text:style-name="T7"> bols for </text:span><text:span text:style-name="T5">the</text:span><text:span text:style-name="T7"> synagogual[sic!] rites and </text:span><text:span text:style-name="T5">rules of the Synagogue.</text:span><text:span text:style-name="T7"> practices--I have/ taken occasion, perhaps more than once, to contrast the/ two festivals. <text:s/>I remember distinctly, at all events,/ that a year ago on the first day of Pesach, I sub-/-mitted to my hearers the thoughts which the </text:span><text:span text:style-name="T8">Matzah</text:span><text:span text:style-name="T9">--or un-/-leavened bread--inspires, and those which the/ belief in a man-god's resurrection </text:span><text:soft-page-break/><text:span text:style-name="T9">awakens. <text:s/>I/ did not mean by the words I </text:span><text:span text:style-name="T6">spoke</text:span><text:span text:style-name="T9"> uttered to offer my Christian neighbor an/</text:span></text:p>
      <text:p text:style-name="P5"><text:span text:style-name="T9"/></text:p>
      <text:p text:style-name="P5"><text:span text:style-name="T9">[Page 2]</text:span></text:p>
      <text:p text:style-name="P8"><text:span text:style-name="T4">offence</text:span><text:span text:style-name="T9"> affront, for the religion which we profess teaches/ toleration. <text:s/>Our patriarchs reckoned gentiles among/ their allies; Aner, Eshcol &amp; Mamre were the confederates of Abram [Hebrew] our prophets declared even our national/ enemies the objects of God's care hence entitled to our personal consideration, [Hebrew] </text:span><text:span text:style-name="T4">[Hebrew]</text:span><text:span text:style-name="T9"> "Assyria is the work of my hands"/ [Hebrew], while some of our renowned Rabbis asso-/-ciated with heathen Sages, Trained in such schools,/ I have learned to respect my fellow man of every/ creed, so long as he does not make his own religious/ notions publicly aggressive. <text:s/>Still, some who/ heard me speak, objected to my discourse. <text:s/>They/ </text:span><text:span text:style-name="T4">considered</text:span><text:span text:style-name="T9"> deemed it inadvisable to exhibit to view the/ mystic dogmas confessed by a majority, in order/ to bring out in bold relief the reasonable doctrines/ of the minority. <text:s/>But with due deference to/ the objectors, I hold that I did not overstep/ the bounds of propriety, for it is usual </text:span><text:span text:style-name="T4">to hear</text:span><text:span text:style-name="T9">/ </text:span><text:span text:style-name="T10">2</text:span><text:span text:style-name="T9">at this season with</text:span><text:span text:style-name="T10">1</text:span><text:span text:style-name="T9"> ministers in the Church to invite/ Jews to seek salvation by forsaking the ancient faith./ <text:s/>Why should I not then, in honor and defense of/ my religion, show that [Hebrew]./ <text:s/>"Israel </text:span><text:span text:style-name="T8">is</text:span><text:span text:style-name="T9"> saved by the Eternal Lord with an everlasting/ salvation"? <text:s/>Why should I refrain from giving my brethren/</text:span></text:p>
      <text:p text:style-name="P8"><text:span text:style-name="T9"/></text:p>
      <text:p text:style-name="P8"><text:span text:style-name="T9">[Page 3]</text:span></text:p>
      <text:p text:style-name="P8"><text:span text:style-name="T9">the scriptural assurance that [Hebrew]/ "The Lord is our Judge, the Lord is our lawgiver, the Lord/ is our King, that He </text:span><text:span text:style-name="T8">will</text:span><text:span text:style-name="T9"> save us"? <text:s/>Now, to prove/ that I am not drawing on the imagination, when/ attributing to Christian preachers an offensively proselytising[sic!]/ spirit, I will tell how this very week I casually/ met a coreligionist, who is ordinarily brought in/ contact with church goers. <text:s/>He stated that on the/ Friday preceding Easter, one of his acquaintances related/ that upon the same day prayers had been offered for the benighted Jews, that they might see the light of the/ gospel. <text:s/>It is not, as some allege, only men/ bound within a narrow compass of knowledge/ that indulge in such cant, but persons distinguish-/-ed for their vast learning will urge us to exchange/ Judaism for Christianity. <text:s/>No less a scholar/ than the late Franz Delitzsch, familiar with the/ whole range of our Hebrew literature, was caught by death/ when almost in the act of finishing an essay,/</text:span></text:p>
      <text:p text:style-name="P8"><text:span text:style-name="T9"/></text:p>
      <text:p text:style-name="P8"><text:span text:style-name="T9">[Page 4]</text:span></text:p>
      <text:p text:style-name="P8"><text:span text:style-name="T9">which tried to explain the motives, that ought to/ induce Jews to accept the doctrine of the messiah-/-ship of the man of Nazareth. <text:s/>I do not/ for a moment doubt the sincerity of the author, and/ I must award to him the merit of moderation/ in his efforts. <text:s/>I am even grateful to the German/ savant, for having exposed the falsities of the man/ Rohling, a hater of our race, who dared assert that/ according to Talmudical or Kabbalistical teachings,/ Christian blood must be mixed in the dough of/ the Passover bread. <text:s/>Nevertheless, the dogma/ of a predestined mediator between man and his/ Maker as the sole means of forgiveness, is the idea running/ through some of the multifarious </text:span><text:span text:style-name="T4">Delitzsch's</text:span><text:span text:style-name="T10">+</text:span><text:span text:style-name="T9"> writings of </text:span><text:span text:style-name="T4">Delitzsch</text:span><text:span text:style-name="T9"> the Leipzick[sic!] professor. <text:s/>All in this/ country may not have read the works of that erudite/ scholar, but many must have listened to a high prelate/ of the Presbyterian church, whose recent demise/ called forth wide spread regrets. <text:s/>For great was/ his reputation for varied learning, and as head of the/ University of New York, as President and very/ active member of the Society for the prevention of/ crime, as Pastor of a large and influential congregation/</text:span></text:p>
      <text:p text:style-name="P8"><text:span text:style-name="T9"/></text:p>
      <text:p text:style-name="P8"><text:span text:style-name="T9">[Page 5]</text:span></text:p>
      <text:p text:style-name="P8"><text:span text:style-name="T9">and as an author, Dr Howard Crosby's opinions/ carried </text:span><text:span text:style-name="T4">a heavy</text:span><text:span text:style-name="T9"> an immense weight. <text:s/>Evidently, however, they/ lacked broadness in one respect. <text:s/>For the reverend preacher made/ himself conspicuous shortly before his </text:span><text:span text:style-name="T4">demise</text:span><text:span text:style-name="T9"> decease by/ defending an apostate form our religion, whose obtru-/-siveness became obnoxious to our people. <text:s/>The re-/-creant found in Dr. Crosby a strong advocate, not-/-withstanding most damaging charges, simply because/ the unscrupulous renegade has hired himself to </text:span><text:soft-page-break/><text:span text:style-name="T9">the/ service of the church. <text:s/>The trade which he still plies/ is to lure the unwary into the abandonment/ of the ancestral belief. <text:s/>Consistent in his con-/-victions, that the Jew is beyond the pale of sal-/-vation, the learned Presbyterian minister would/ encourage proselytism and annually </text:span><text:span text:style-name="T4">preach</text:span><text:span text:style-name="T9"> dwell on the necessity of our conversion--I mean/ pervesion[sic!]--in order that we may be delivered from/ perdition. <text:s/>But why do I have reference/ to the minister of a denomination, whose articles/ of faith have remained unchanged? <text:s/>He held firm/ to the idea that a denial of the atoning power of/ the one whom the Romans executed at </text:span><text:span text:style-name="T4">at</text:span><text:span text:style-name="T9"> Calvary, is like/ cutting off from the soul every hope of immortality./</text:span></text:p>
      <text:p text:style-name="P8"><text:span text:style-name="T9"/></text:p>
      <text:p text:style-name="P8"><text:span text:style-name="T9">[Page 6]</text:span></text:p>
      <text:p text:style-name="P8"><text:span text:style-name="T9">The surprise is that the exponent of another deno-/mination, which prides itself on its enlarged liberalism,/ intimated on Easter Sunday nearly the identical/ idea. <text:s/>The venerable nonagenarian clergyman of the first/ Unitarian church in Philadelphia, set forth the/ theory </text:span><text:span text:style-name="T4">of a</text:span><text:span text:style-name="T9"> that an actual bodily reappearance on earth of the crucified </text:span><text:span text:style-name="T4">one, to</text:span><text:span text:style-name="T9"> Nazarene hap-/-pened, as a proof that faith can conquer physical death. <text:s/>The sym-/-bolic cross, the music, the oratory formed a trinity, ill-/according with the Unity, on which the sect </text:span><text:span text:style-name="T4">which</text:span><text:span text:style-name="T9"> that/ Dr Furness represents, is credited to have its founda-/-tion stone. <text:s/>A feature which I noticed with pain/ is that a Philadelphia synagogue, employs the/ same singers and songstresses who figured prominently/ at the Easter </text:span><text:span text:style-name="T4">ceremonies</text:span><text:span text:style-name="T9"> services in that church. <text:s/>Thus are/ our religious opponents given just cause to charge us with/ hollow professions; as postponing principles to outward/ appearances, the integrity of </text:span><text:span text:style-name="T4">the</text:span><text:span text:style-name="T9"> a </text:span><text:span text:style-name="T8">Jewish</text:span><text:span text:style-name="T9"> worship/ to expediency. <text:s/>Well: that compromise also doubtless enters/ into the plan now boldly advocated by radicalism./ <text:s/>For in a late Sunday lecture its champion in our/ city, advised the amalgamation of Judaism/ with Christianity. <text:s/>The former must cast off/</text:span></text:p>
      <text:p text:style-name="P8"><text:span text:style-name="T9"/></text:p>
      <text:p text:style-name="P8"><text:span text:style-name="T9">[Page 7]</text:span></text:p>
      <text:p text:style-name="P8"><text:span text:style-name="T9">whatever savors of Orientalism, namely, as I inter-/-pret it, break down every vestige of the bridge con-/-necting the past with the present, and the latter/ must make a public </text:span><text:span text:style-name="T4">denial</text:span><text:span text:style-name="T9"> disavowal of the divinity of/ the Galilean Jew. <text:s/>What species of religion such an im-/-possible fusion will create, I am at a loss to im-/-agine, unless it be a step in advance to the/ Ethical culture non descript which, I am assured, is now moving/ slowly backward in search of some outward aids for/ </text:span><text:span text:style-name="T4">its</text:span><text:span text:style-name="T9"> support. <text:s/>No: abstractions cannot guide the/ bulk of mankind. <text:s/>We must per force employ ex-/-ternal forms to recall the inner requisites of the spirit,/ and those forms are the wisest which retain a people/ within the line of morality, without sacrificing the/ </text:span><text:span text:style-name="T4">demands</text:span><text:span text:style-name="T9"> claims of reason. <text:s/>How the ceremonies of the/ Hebrew church have answered that purpose, let/ the approaching Passover so enlivening in its surroundings, fastening domestic ties,/ tell. <text:s/>The day on which its abolition, together/ with all that has come down from the East, will/ be abrogated, we shall retrograde in the path of practical goodness. <text:s/>We may set up on a lofty pedestal/ Philosophy as a deity, but it will be a deity incapable of holding/ humanity at large in integrity, incapable to save./</text:span></text:p>
      <text:p text:style-name="P8"><text:span text:style-name="T9"/></text:p>
      <text:p text:style-name="P8"><text:span text:style-name="T9">[Page 8]</text:span></text:p>
      <text:p text:style-name="P8"><text:span text:style-name="T9">Not by destroying, but by </text:span><text:span text:style-name="T4">purifying</text:span><text:span text:style-name="T9"> cleansing our rites and/ usages, we shall verify the words of the archpro-/-phet of the East [Hebrew]/ [Hebrew] "All the people of the earth shall/ see that the name of the Lord is resting upon thee, and/ they shall do thee reverence." <text:s/>I admit with/ Maimonides that Christianity is a wide step forward/ towards the reception of the Unity, when compared with/ the gross polytheism of polished Greek and all-con-/-quering Rome. <text:s/>Yet, what strides it must take, in/ order to reach the pure knowledge of God's absolute/ Oneness. <text:s/>For very slow it is </text:span><text:span text:style-name="T4">from the</text:span><text:span text:style-name="T9"> to accept</text:span><text:span text:style-name="T4">ation of</text:span><text:span text:style-name="T9"> our/ daily declaration of faith [Hebrew] and which the unknown author of the/ hymn where with </text:span><text:span text:style-name="T4">which</text:span><text:span text:style-name="T9"> the Sephardic ritual closes its Sabbath/ service so expresses "Sole God, unequal and beyond compare, without/ division or associate". <text:s/>The hand that shapes human events,/ will </text:span><text:span text:style-name="T4">guide</text:span><text:span text:style-name="T9"> lead intelligent creatures to unroll the volume on which/ to inscribe their names to the Eternal Lord. <text:s/>So have they </text:span><text:soft-page-break/><text:span text:style-name="T9">predicted whose vision was uncircumscribed. <text:s/>As to ourselves, O disciples of Moses, it </text:span><text:span text:style-name="T4">It</text:span><text:span text:style-name="T9"> is by/ holding fast to our creed, by defending it, by showing its/ saving powers through active virtues, that we may hope/ </text:span><text:span text:style-name="T4">for</text:span><text:span text:style-name="T9"> to promote the final suppression of all species of idolatry, and </text:span><text:span text:style-name="T4">for</text:span><text:span text:style-name="T9">/ the sanctification of the One incorporeal, all creating and all-/loving God./</text:span></text:p>
      <text:p text:style-name="P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8T11:27:12.87</meta:creation-date>
    <dc:date>2012-08-28T12:18:51.69</dc:date>
    <dc:creator>Penn Libraries</dc:creator>
    <meta:editing-duration>PT00H10M5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792" meta:character-count="11199"/>
  </office:meta>
</office:document-meta>
</file>